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282cm" style:contextual-spacing="false" fo:line-height="110%" fo:text-align="start" style:justify-single-word="false"/>
    </style:style>
    <style:style style:name="P2" style:family="paragraph" style:parent-style-name="Standard">
      <style:paragraph-properties fo:margin-top="0cm" fo:margin-bottom="0.182cm" style:contextual-spacing="false" fo:line-height="110%" fo:text-align="start" style:justify-single-word="false"/>
    </style:style>
    <style:style style:name="P3" style:family="paragraph" style:parent-style-name="Standard">
      <style:paragraph-properties fo:margin-left="0cm" fo:margin-right="-0.499cm" fo:line-height="110%" fo:text-align="start" style:justify-single-word="false" fo:text-indent="0cm" style:auto-text-indent="false"/>
    </style:style>
    <style:style style:name="P4" style:family="paragraph" style:parent-style-name="Standard">
      <style:paragraph-properties fo:line-height="110%" fo:text-align="start" style:justify-single-word="false"/>
    </style:style>
    <style:style style:name="P5" style:family="paragraph" style:parent-style-name="Standard">
      <style:paragraph-properties fo:margin-left="-0.499cm" fo:margin-right="-0.499cm" fo:line-height="110%" fo:text-align="start" style:justify-single-word="false" fo:text-indent="0cm" style:auto-text-indent="false"/>
    </style:style>
    <style:style style:name="P6" style:family="paragraph" style:parent-style-name="Standard">
      <style:paragraph-properties fo:margin-left="0cm" fo:margin-right="-0.039cm" fo:line-height="110%" fo:text-align="start" style:justify-single-word="false" fo:text-indent="0cm" style:auto-text-indent="false"/>
    </style:style>
    <style:style style:name="P7"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8"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9" style:family="paragraph" style:parent-style-name="Standard">
      <style:paragraph-properties fo:line-height="110%" fo:text-align="start" style:justify-single-word="false"/>
      <style:text-properties style:use-window-font-color="true" loext:opacity="0%" style:font-name="Calibri1" fo:font-size="11pt" fo:font-weight="normal" fo:background-color="transparent" style:font-name-asian="Calibri1" style:font-name-complex="Calibri1"/>
    </style:style>
    <style:style style:name="P10"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1pt" fo:font-weight="normal"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fo:background-color="transparent" style:font-name-asian="Calibri1" style:font-name-complex="Calibri1"/>
    </style:style>
    <style:style style:name="P12"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1pt" fo:font-weight="normal"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style>
    <style:style style:name="T1" style:family="text">
      <style:text-properties style:use-window-font-color="true" loext:opacity="0%" style:font-name="Calibri1" fo:font-size="11pt" fo:font-weight="normal" fo:background-color="transparent" loext:char-shading-value="0" style:font-name-asian="Calibri1" style:font-name-complex="Calibri1"/>
    </style:style>
    <style:style style:name="T2" style:family="text">
      <style:text-properties style:use-window-font-color="true" loext:opacity="0%" style:font-name="Calibri1" fo:font-size="11pt" fo:font-weight="bold" fo:background-color="transparent" loext:char-shading-value="0" style:font-name-asian="Calibri1" style:font-name-complex="Calibri1"/>
    </style:style>
    <style:style style:name="T3" style:family="text">
      <style:text-properties style:use-window-font-color="true" loext:opacity="0%" style:font-name="Calibri1"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4" style:family="text">
      <style:text-properties style:use-window-font-color="true" loext:opacity="0%" style:font-name="Calibri1" fo:font-size="11pt" fo:font-style="italic" fo:font-weight="normal" fo:background-color="transparent" loext:char-shading-value="0" style:font-name-asian="Calibri1" style:font-name-complex="Calibri1"/>
    </style:style>
    <style:style style:name="T5" style:family="text">
      <style:text-properties style:use-window-font-color="true" loext:opacity="0%" style:font-name="Calibri1" fo:font-size="13pt" fo:font-weight="bold" fo:background-color="transparent" loext:char-shading-value="0" style:font-name-asian="Calibri1" style:font-name-complex="Calibri1"/>
    </style:style>
    <style:style style:name="T6" style:family="text">
      <style:text-properties style:use-window-font-color="true" loext:opacity="0%" style:font-name="Calibri1" fo:font-size="14pt" fo:font-weight="bold" fo:background-color="transparent" loext:char-shading-value="0" style:font-name-asian="Calibri1" style:font-name-complex="Calibri1"/>
    </style:style>
    <style:style style:name="T7" style:family="text">
      <style:text-properties style:use-window-font-color="true" loext:opacity="0%" style:font-name="Cambria Math" fo:font-size="11pt" fo:font-weight="normal" fo:background-color="transparent" loext:char-shading-value="0" style:font-name-asian="Cambria Math" style:font-name-complex="Cambria Math"/>
    </style:style>
    <style:style style:name="T8" style:family="text">
      <style:text-properties style:use-window-font-color="true" loext:opacity="0%" style:text-position="sub 58%" style:font-name="Calibri1" fo:font-size="11pt" fo:font-weight="normal" fo:background-color="transparent" loext:char-shading-value="0" style:font-name-asian="Calibri1" style:font-name-complex="Calibri1"/>
    </style:style>
    <style:style style:name="T9" style:family="text">
      <style:text-properties style:use-window-font-color="true" loext:opacity="0%" style:text-position="super 58%" style:font-name="Calibri1" fo:font-size="11pt" fo:font-weight="normal" fo:background-color="transparent" loext:char-shading-value="0"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2/02/2021</text:span><text:span text:style-name="T2"><text:line-break/></text:span><text:span text:style-name="T1">BIOTECNOLOGIA *QUORN (single cell proteins)*</text:span></text:p>
      <text:p text:style-name="P7">Tecnologia che ha a che fare con un microorganismo (batteri, funghi, lieviti).<text:line-break/>Obiettivo: produrre il microorganismo stesso (lo produco per farlo poi lavorare, come i lieviti) o produrre quel microorganismo per fare reazioni chimiche.</text:p>
      <text:p text:style-name="P7">Lieviti: funghi unicellulari, sono in grado di degradare una serie di substrati che altri organismi non sono in grado di fare.</text:p>
      <text:p text:style-name="P7">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7">Microorganismo pacchetto proteico (50% della cellula è fatta da proteine).<text:line-break/>Antibiotico prodotto solo nella fase premorte dell’organismo.</text:p>
      <text:p text:style-name="P7">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7">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7">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7">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text:soft-page-break/>aldilà dei costi del pompaggio devo considerare anche costi di filtrazione. </text:p>
      <text:p text:style-name="P1"><text:span text:style-name="T1">25/02/2021<text:line-break/>La biotecnologia è una scienza in grado di dare risposte nuove e soprattutto sostenibile, va ad impattare in modo<text:line-break/> pesante l’economia più sostenibile (green economy).<text:line-break/>Obiettivo: fare stessi prodotti utilizzando però percorsi diversi, dovuto al fatto che stiamo utilizzando un microorganismo oppure delle parti costituenti dal microorganismo, significa quindi utilizzare o gli enzimi, i catalizzatori biologici (otteniamo prodotti puliti e targettati, in quanto con gli enzimi siamo in condizioni con zero waste, vantaggio: uso di condizioni molto blande, T e P amb ma anche una catalisi estremamente mirata).<text:line-break/>La biotecnologia non è la microbiologia. È difficile mantenere dei confini stretti, avremo alcune sovrapposizioni. Microbiologia si occupa delle cellule e dei microorganismi, studia le reazioni che avvengono all’interno. Noi faremo biotecnologia, non microbiologia.<text:line-break/>La biotecnologia è un’industria, impatta e ha a che fare con cose vive (enzima è una molecola che proviene da una cosa viva ma l’enzima stesso non lo è). <text:line-break/>La biotec non è neppure biologia, la differenza sostanziale è la scala. La biotecnologia è qualcosa che ha a che fare con la produzione<text:line-break/>Nei processi biotec siamo legati alla tracciabilità, se i microorganismo cambia/muore bisogna spegnere il reattore.<text:line-break/>La microbiologia è divisa in sotto-discipline: bianca, rosse e verde. Rossa </text:span><text:span text:style-name="T7">→</text:span><text:span text:style-name="T1"> medicale Verde </text:span><text:span text:style-name="T7">→</text:span><text:span text:style-name="T1"> ambiente e ecologia Bianca </text:span><text:span text:style-name="T7">→</text:span><text:span text:style-name="T1"> Cibo<text:line-break/>Possiamo essere stereospecifici (carbonio chirale, C con 4 sostituenti diversi). Noi siamo degli organismi chirali, i nostri enzimi sono in grado di riconoscere soltanto una certa tipologia di posizione nello spazio </text:span><text:span text:style-name="T7">→</text:span><text:span text:style-name="T1"> tutte le molecole biologiche hanno delle strutture biologiche definite, esistono gli ENIANTOMERI : due molecole identiche ma speculari. Gli enzimi trasformano uno solo dei due eniantomeri, noi riusciamo a riconoscerne solo uno. <text:line-break/>Un processo che ha solo un sottoprodotto non è conveniente.<text:line-break/><text:line-break/>FERMENTAZIONE: Quasi mai ha senso applicarlo ad un processo enzimatico, la fermentazione deve impattarsi con organismi. Fermentazione sinonimo di bioprocesso. <text:line-break/>1)Abbiamo a che fare con redox. Accettore molecola organica </text:span><text:span text:style-name="T7">→</text:span><text:span text:style-name="T1"> fermentazione alcolica e fermentazione lattica. <text:line-break/>Quando l’accettore finale è un composto inorganico si parla di Respirazione: aerobica se l’accettore è l’ossigeno, anaerobica se è un altra molecola inorganica.<text:line-break/>Cellula trasforma i substrati in qualcosa di utile.<text:line-break/>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l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La biotecnologia non può stare a sé, ha bisogno di conoscenze e competenze trasversali. <text:line-break/><text:line-break/>Utilizzo della biotec dedicato alla modifica del patrimonio genetico.<text:line-break/>OGM= 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text:span><text:soft-page-break/><text:span text:style-name="T1">modifiche del DNA. </text:span><text:span text:style-name="T2"><text:line-break/><text:line-break/></text:span><text:span text:style-name="T5">BIOPROCESSO<text:line-break/></text:span><text:span text:style-name="T1">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7">→</text:span><text:span text:style-name="T1">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text:span><text:soft-page-break/><text:span text:style-name="T1">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7">→</text:span><text:span text:style-name="T1">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8">2</text:span><text:span text:style-name="T1">) avvengono processi intramolecolari e biochimici, si ottengono sostanzialmente tre prodotti:<text:line-break/>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3">Metaboliti primari </text:span><text:span text:style-name="T7">→</text:span><text:span text:style-name="T1">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text:span><text:soft-page-break/><text:span text:style-name="T1">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3">metaboliti secondari</text:span><text:span text:style-name="T1"> </text:span><text:span text:style-name="T7">→</text:span><text:span text:style-name="T1">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text:span><text:soft-page-break/><text:span text:style-name="T1">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7">→</text:span><text:span text:style-name="T1">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7">→</text:span><text:span text:style-name="T1">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7">→</text:span><text:span text:style-name="T1">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2">MICROORGANISMO</text:span><text:span text:style-name="T1"><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text:span><text:soft-page-break/><text:span text:style-name="T1">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text:span><text:soft-page-break/><text:span text:style-name="T1">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3">Fase lag:</text:span><text:span text:style-name="T1">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7">→</text:span><text:span text:style-name="T1"> costi energetici). <text:line-break/><text:line-break/></text:span><text:span text:style-name="T3">Transient deceleration</text:span><text:span text:style-name="T1">: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3">Fase esponenziale</text:span><text:span text:style-name="T1">: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7">→</text:span><text:span text:style-name="T1">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text:span><text:soft-page-break/><text:span text:style-name="T1">-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8">2 </text:span><text:span text:style-name="T1">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text:span text:style-name="T5">MEZZO DI FERMENTAZIONE<text:line-break/></text:span><text:span text:style-name="T1">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7">→</text:span><text:span text:style-name="T1">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2">costanza</text:span><text:span text:style-name="T1"> della composizione, nel caso degli scarti altrui avremo una </text:span><text:span text:style-name="T4">variabilità delle impurezze</text:span><text:span text:style-name="T1"> (se scarti di origine agricola come patate avranno ad esempio la buccia), un altro problema è il </text:span><text:span text:style-name="T4">contenuto elevato di acqua</text:span><text:span text:style-name="T1">,</text:span><text:span text:style-name="T4"> </text:span><text:span text:style-name="T1">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7">→</text:span><text:span text:style-name="T1">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stagionale</text:span><text:span text:style-name="T1">, es barbabietole da zucchero solo in estate, potrebbe dunque essere molto </text:span><text:span text:style-name="T4">variabile</text:span><text:span text:style-name="T1"> e quindi dopo un po’ non averne più. <text:line-break/>Dobbiamo dunque produrre sempre il substrato, anche se è il più semplice: bisogna acquistare fonti di C </text:span><text:soft-page-break/><text:span text:style-name="T1">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2">CARBONIO</text:span><text:span text:style-name="T1">.<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1"><text:span text:style-name="T1">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8">2</text:span><text:span text:style-name="T1"> + H</text:span><text:span text:style-name="T8">2</text:span><text:span text:style-name="T1">O), nel caso degli idrocarburi avrò bisogno di più moli di ossigeno rispetto all’utilizzo dei carboidrati. Maggiore sviluppo di calore nel caso con idrocarburi </text:span><text:span text:style-name="T7">→</text:span><text:span text:style-name="T1">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2">AZOTO<text:line-break/></text:span><text:span text:style-name="T1">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2">MINERALI</text:span><text:span text:style-name="T1"><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text:span><text:soft-page-break/><text:span text:style-name="T1">disattivare gli enzimi. Sono metalli piccoli e quindi sono facilmente attaccabili alla mega proteina. Ogni specie ha enzimi diversi. Se non ci sono l’enzima non funziona e dunque l’organismo cresce male. <text:line-break/><text:line-break/></text:span><text:span text:style-name="T2">FATTORI DI CRESCITA<text:line-break/></text:span><text:span text:style-name="T1">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8">2</text:span><text:span text:style-name="T1">, B</text:span><text:span text:style-name="T8">6</text:span><text:span text:style-name="T1">, B</text:span><text:span text:style-name="T8">12</text:span><text:span text:style-name="T1">,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7">→</text:span><text:span text:style-name="T1">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ext:span><text:soft-page-break/><text:span text:style-name="T1">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4">batch</text:span><text:span text:style-name="T1"> (apro, metto il substrato, chiudo), </text:span><text:span text:style-name="T4">fed-batch</text:span><text:span text:style-name="T1">, alimento il substrato poco a poco per cercare di seguire la curva di crescita oppure </text:span><text:span text:style-name="T4">continuo</text:span><text:span text:style-name="T1">, immetto il substrato e lo estraggo in modo continuo. Processo continuo nel caso fermentativo </text:span><text:span text:style-name="T7">→</text:span><text:span text:style-name="T1">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8">2</text:span><text:span text:style-name="T1"> e CO</text:span><text:span text:style-name="T8">2 </text:span><text:span text:style-name="T1">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2"><text:span text:style-name="T5">BIOECONOMY</text:span><text:span text:style-name="T6"><text:line-break/></text:span><text:span text:style-name="T1">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7">→</text:span><text:span text:style-name="T1"> ho solo l’idea, 3-4 </text:span><text:span text:style-name="T7">→</text:span><text:span text:style-name="T1"> ho fatto alcuni esperimenti e ho ottenuto dei risultati, potrebbero essere applicati a livello industriali 7</text:span><text:span text:style-name="T7">→</text:span><text:span text:style-name="T1"> impianto illustrativo).<text:line-break/>Altro grande pilastro: bisogna interfacciarsi con <text:s/>biomasse rinnovabili e ottenere un processo sostenibile dal punto di vista rinnovabile e industriale. Fare in modo che la biotecnologia fosse distribuita in molti campi di </text:span><text:soft-page-break/><text:span text:style-name="T1">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8">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3"><text:span text:style-name="T2">Organismi viventi:</text:span><text:span text:style-name="T1"><text:line-break/>Procarioti </text:span><text:span text:style-name="T7">→</text:span><text:span text:style-name="T1"> batteri, cianobatteri, possono essere autotrofi o eterotrofi<text:line-break/>Eucarioti </text:span><text:span text:style-name="T7">→</text:span><text:span text:style-name="T1">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7">→</text:span><text:span text:style-name="T1">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7">→</text:span><text:span text:style-name="T1">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text:span><text:soft-page-break/><text:span text:style-name="T1">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4"><text:span text:style-name="T1"><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7">→</text:span><text:span text:style-name="T1"> virus considerati a parte, microrganismi non cellulari.<text:line-break/><text:line-break/>Procarioti molto più piccoli degli eucarioti. Gli eucarioti sono circondati da una membrana cellulare fatta di lipidi.<text:line-break/>Fonte utile per pulire reattori </text:span><text:span text:style-name="T7">→</text:span><text:span text:style-name="T1">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7">→</text:span><text:span text:style-name="T1">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9"/>
      <text:p text:style-name="P4"><text:span text:style-name="T1">MICRORGANISMO<text:line-break/>Possono essere </text:span><text:span text:style-name="T4">buoni</text:span><text:span text:style-name="T1">, utilizzati a scopo produttivo, sono in grado di conservare alimenti, di produrre molecole, vanno ad impattare con prodotti come alimenti, bevande e farmaci. Possono essere </text:span><text:span text:style-name="T4">brutti</text:span><text:span text:style-name="T1"> perché i microrganismi sono in grado di degradare sostanze che per loro sono substrati ma che per noi sono ad esempio cibo o bevande (irrancidimento del latte). Infine possono essere anche </text:span><text:span text:style-name="T4">cattivi</text:span><text:span text:style-name="T1">,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ext:span><text:soft-page-break/><text:span text:style-name="T1">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4">italico</text:span><text:span text:style-name="T1"> o </text:span><text:span text:style-name="T3">sottolineato</text:span><text:span text:style-name="T1">,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2">metanogeni</text:span><text:span text:style-name="T1">, procarioti in grado di produrre metano, </text:span><text:span text:style-name="T2">alofile estremi</text:span><text:span text:style-name="T1">, procarioti in grado di vivere in concentrazione elevate di sale (le conc saline vengono utilizzate spesso per distruggere i batteri a fine processo), </text:span><text:span text:style-name="T2">termofili estremi</text:span><text:span text:style-name="T1">,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7">→</text:span><text:span text:style-name="T1"> <text:s/>cocci (sfere), bacilli (bastoncelli), spirali (elicoidali) o anche forme inusuali come stella e rettangolari<text:line-break/>- Arrangiamento </text:span><text:span text:style-name="T7">→</text:span><text:span text:style-name="T1"> single, appaiate, catene, clusters; soprattutto i bacilli si possono arrangiare <text:line-break/>- Dimensione </text:span><text:span text:style-name="T7">→</text:span><text:span text:style-name="T1">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7">→</text:span><text:span text:style-name="T1"> se batterio può essere controllato tramite uso di antibiotici<text:line-break/>- Aerobici vs anaerobici <text:line-break/>- Habitat </text:span><text:span text:style-name="T7">→</text:span><text:span text:style-name="T1">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2">TEST DI GRAM</text:span><text:span text:style-name="T1"><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text:span><text:soft-page-break/><text:span text:style-name="T1">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8">2</text:span><text:span text:style-name="T1">.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7">–</text:span><text:span text:style-name="T1">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7">→</text:span><text:span text:style-name="T1"> fermentazioni diverse </text:span><text:span text:style-name="T7">→</text:span><text:span text:style-name="T1"> prodotti diversi<text:line-break/><text:line-break/>Batteri lattici omo fermentativi, producono solo l’acido lattico.</text:span></text:p>
      <text:p text:style-name="P4"><text:span text:style-name="T1">Batteri lattici etero fermentativi, arrivano al processo di crescita e sviluppo attraverso una fermentazione che non produce solo acido lattico ma che per esempio produce CO</text:span><text:span text:style-name="T8">2</text:span><text:span text:style-name="T1"> o etanolo, le vie produttive che può prendere sono un po’ diverse.<text:line-break/></text:span><text:soft-page-break/><text:span text:style-name="T1">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2">scegliendo il microrganismo giusto posso non selezionare i prodotti ma addirittura selezionare la configurazione della molecola d’interesse</text:span><text:span text:style-name="T1">.<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7">→</text:span><text:span text:style-name="T1">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4"><text:span text:style-name="T1">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text:span><text:soft-page-break/><text:span text:style-name="T1">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7">→</text:span><text:span text:style-name="T1">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text:span><text:soft-page-break/><text:span text:style-name="T1">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7">→</text:span><text:span text:style-name="T1">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6">COMPONENTI MEZZO DI FERMENTAZIONE</text:span><text:span text:style-name="T1"><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3257372124" text:style-name="L1">
        <text:list-item>
          <text:p text:style-name="P10">Monosaccaridi</text:p>
        </text:list-item>
        <text:list-item>
          <text:p text:style-name="P10">Disaccaridi</text:p>
        </text:list-item>
        <text:list-item>
          <text:p text:style-name="P10">Oligosaccaridi</text:p>
        </text:list-item>
        <text:list-item>
          <text:p text:style-name="P10">Polisaccaridi</text:p>
        </text:list-item>
      </text:list>
      <text:p text:style-name="P4"><text:span text:style-name="T1">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7">→</text:span><text:span text:style-name="T1">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2">la funzione amminica e la funzione carbossilica devono stare sullo stesso lato dello stesso carbonio</text:span><text:span text:style-name="T1">, altrimenti non è un amminoacido.<text:line-break/></text:span><text:soft-page-break/><text:span text:style-name="T1">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7">→</text:span><text:span text:style-name="T1">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7">→</text:span><text:span text:style-name="T1">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9">n</text:span><text:span text:style-name="T1"> con n=n° stereocentri.<text:line-break/><text:line-break/>Monosaccaridi: C</text:span><text:span text:style-name="T8">n</text:span><text:span text:style-name="T1">H</text:span><text:span text:style-name="T8">2n</text:span><text:span text:style-name="T1">O</text:span><text:span text:style-name="T8">n</text:span><text:span text:style-name="T1">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text:span><text:soft-page-break/><text:span text:style-name="T1">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7">→</text:span><text:span text:style-name="T1">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2">Scelta dettata dall’economia.</text:span><text:span text:style-name="T1"><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7">→</text:span><text:span text:style-name="T1"> buonissimo materiale di partenza su cui poi costruire il mezzo di fermentazione.<text:line-break/></text:span><text:soft-page-break/><text:span text:style-name="T1">Esempio: corn steep liquor, liquido che si ottiene dopo la separazione della parte solida a seguito del trattamento di mais per rompere i chicchi che verranno macinati e da cui si potrà estrarre l’olio.<text:line-break/>Prendere mais </text:span><text:span text:style-name="T7">→</text:span><text:span text:style-name="T1"> sticking, ammollamento in acqua e acido per degradare parte produttiva </text:span><text:span text:style-name="T7">→</text:span><text:span text:style-name="T1"> sviluppo batteri <text:s/>lattici che degradano parte dei polisaccaridi, abbassano il pH </text:span><text:span text:style-name="T7">→</text:span><text:span text:style-name="T1">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4"><text:span text:style-name="T1">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span><text:soft-page-break/><text:span text:style-name="T1"><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7">→</text:span><text:span text:style-name="T1">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7">→</text:span><text:span text:style-name="T1">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7">→</text:span><text:span text:style-name="T1"> ogni reaz metabolica è enzima catalizzata<text:line-break/>Produzione dell’energia </text:span><text:span text:style-name="T7">→</text:span><text:span text:style-name="T1"> serve per far avvenire le reazioni<text:line-break/>Catena di reazioni chiamata glicolisi o di alternative </text:span><text:span text:style-name="T7">→</text:span><text:span text:style-name="T1"> glicolisi maggiormente presente in tutti gli organismi<text:line-break/>Ciclo di Krebs <text:s/></text:span><text:span text:style-name="T7">→</text:span><text:span text:style-name="T1">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7">→</text:span><text:span text:style-name="T1">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4"><text:span text:style-name="T1">Anabolismo </text:span><text:span text:style-name="T7">→</text:span><text:span text:style-name="T1">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5">ENZIMI</text:span><text:span text:style-name="T1"><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text:span><text:soft-page-break/><text:span text:style-name="T1">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7">→</text:span><text:span text:style-name="T1"> coinvolto nelle redox<text:line-break/>transferasi </text:span><text:span text:style-name="T7">→</text:span><text:span text:style-name="T1"> enzima coinvolto nel trasferimento di gruppi funzionali<text:line-break/>idrolasi </text:span><text:span text:style-name="T7">→</text:span><text:span text:style-name="T1"> idrolisi<text:line-break/>liasi </text:span><text:span text:style-name="T7">→</text:span><text:span text:style-name="T1"> grado di rimuovere atomi senza idrolisi<text:line-break/>isomerasi </text:span><text:span text:style-name="T7">→</text:span><text:span text:style-name="T1"> riarrangia la struttura della molecole<text:line-break/>ligasi </text:span><text:span text:style-name="T7">→</text:span><text:span text:style-name="T1">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9">+</text:span><text:span text:style-name="T1">,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7">–</text:span><text:span text:style-name="T1"> off) immediato.<text:line-break/>Come un catalizzatore il substrato si orienta per la reazione, si riarrangia e (?)<text:line-break/>L’attività enzimatica può essere controllata:<text:line-break/>1) geneticamente </text:span><text:span text:style-name="T7">→</text:span><text:span text:style-name="T1">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7">→</text:span><text:span text:style-name="T1">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7">→</text:span><text:span text:style-name="T1">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text:span><text:soft-page-break/><text:span text:style-name="T1">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7">→</text:span><text:span text:style-name="T1">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7">→</text:span><text:span text:style-name="T1">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7">→</text:span><text:span text:style-name="T1"> contenuto energetico lipidi molto grande.<text:line-break/>I lipidi non sono solubili in acqua perché sono molecole idrofobiche, quando si stoccano non portano molecole di acqua cosa che invece c’è nel caso di amido e cellulosa. Niente acqua </text:span><text:span text:style-name="T7">→</text:span><text:span text:style-name="T1">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text:span><text:soft-page-break/><text:span text:style-name="T1">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2">glicolisi</text:span><text:span text:style-name="T1">. Riduce glucosio (C6) a piruvato (C3), opera sia in condizioni aerobie che anaerobie, in funzione di quali sono le condizioni, della natura dell’organismo, il piruvato generato può essere ulteriormente degradato a CO</text:span><text:span text:style-name="T8">2 <text:s/></text:span><text:span text:style-name="T1">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8">2</text:span><text:span text:style-name="T1">.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text:span><text:soft-page-break/><text:span text:style-name="T1">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7">→</text:span><text:span text:style-name="T1">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8">2</text:span><text:span text:style-name="T1"> è 0,82 </text:span><text:span text:style-name="T7">→</text:span><text:span text:style-name="T1">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text:span><text:soft-page-break/><text:span text:style-name="T1">accoppiarsi soltanto i tautomeri che hanno la conformazione corretta e quindi non è possibile avere accoppiamenti diversi </text:span><text:span text:style-name="T7">→</text:span><text:span text:style-name="T1">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7">→</text:span><text:span text:style-name="T1">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5"><text:span text:style-name="T5">SINTESI PROTEICA</text:span><text:span text:style-name="T1"><text:line-break/>Il DNA contiene le informazioni per la sintesi delle proteine. Le proteine sono costituite principalmente da 20 amminoacidi, siamo dunque in presenza di un codice di 20 lettere che parte da un codice a 4 lettere (i 4 nucleotidi).</text:span></text:p>
      <text:p text:style-name="P4"><text:span text:style-name="T1">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text:span><text:soft-page-break/><text:span text:style-name="T1">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7">→</text:span><text:span text:style-name="T1">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8">2</text:span><text:span text:style-name="T1">)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4"><text:span text:style-name="T1">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text:span><text:soft-page-break/><text:span text:style-name="T1">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8">2</text:span><text:span text:style-name="T1">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7">→</text:span><text:span text:style-name="T1"> riarrangiamento a spirale, tipico delle proteine fibrose (capelli, corne)<text:line-break/>Foglietto beta </text:span><text:span text:style-name="T7">→</text:span><text:span text:style-name="T1">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text:span><text:soft-page-break/><text:span text:style-name="T1">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7">→</text:span><text:span text:style-name="T1">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8">2</text:span><text:span text:style-name="T1">, in modo che si torni a catene contenenti essenzialmente C, dopodiché queste vengono utilizzate dalle cellule in modo diverso per </text:span><text:soft-page-break/><text:span text:style-name="T1">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5">LIPIDI</text:span><text:span text:style-name="T1"><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7">→</text:span><text:span text:style-name="T1"> acqua, CO</text:span><text:span text:style-name="T8">2</text:span><text:span text:style-name="T1">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text:span><text:soft-page-break/><text:span text:style-name="T1">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7">→</text:span><text:span text:style-name="T1">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7">→</text:span><text:span text:style-name="T1">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7">→</text:span><text:span text:style-name="T1"> le proteine possono spostarsi lateralmente ma non è possibile un movimento, a meno che non venga assistito da un’enzima e da una </text:span><text:soft-page-break/><text:span text:style-name="T1">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7">→</text:span><text:span text:style-name="T1">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text:span><text:soft-page-break/><text:span text:style-name="T1">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7">→</text:span><text:span text:style-name="T1">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9">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4"><text:span text:style-name="T1">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text:span><text:soft-page-break/><text:span text:style-name="T1">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2">microrganismo</text:span><text:span text:style-name="T1">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7">→</text:span><text:span text:style-name="T1">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text:span><text:soft-page-break/><text:span text:style-name="T1">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4">auxotrofo</text:span><text:span text:style-name="T1"> che è un microorganismo mutante incapace di sintetizzare una sostanza richiesta per la sua crescita ma capace di crescere se la sostanza viene fornita; c’è anche il </text:span><text:span text:style-name="T4">prototrofo</text:span><text:span text:style-name="T1">, in grado di sintetizzare invece tutti gli enzimi. Il prototrofo ha maggiori probabilità di sopravvivenza. <text:line-break/></text:span><text:soft-page-break/><text:span text:style-name="T1">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7">→</text:span><text:span text:style-name="T1">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text:span><text:soft-page-break/><text:span text:style-name="T1">fare retro mutazioni per preservare il patrimonio genetico nuovo, deve essere in grado di produrre grandi quantità del prodotto desiderato.<text:line-break/><text:line-break/></text:span><text:span text:style-name="T2">Ricombinazione</text:span><text:span text:style-name="T1">: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4">coniugazione</text:span><text:span text:style-name="T1">: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4">trasduzione</text:span><text:span text:style-name="T1">: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7">→</text:span><text:span text:style-name="T1">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text:span><text:soft-page-break/><text:span text:style-name="T1">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6"><text:span text:style-name="T1">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2">empirici </text:span><text:span text:style-name="T1">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text:span><text:soft-page-break/><text:span text:style-name="T1">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11">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11">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6"><text:span text:style-name="T1">D è il fattore di diluizione, il reciproco del tempo di ritenzione e rappresenta iil nuumero di riempimento del reattore nell'unità di tempo.<text:line-break/></text:span><text:soft-page-break/><text:span text:style-name="T1">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2">"wash out"</text:span><text:span text:style-name="T1">,</text:span><text:span text:style-name="T2"> </text:span><text:span text:style-name="T1">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3">CHEMIOSTATO</text:span><text:span text:style-name="T1">: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3">BIOSTATI</text:span><text:span text:style-name="T1">: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text:span><text:soft-page-break/><text:span text:style-name="T1">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12">Normalmente NON si opera in condizioni in cui l'ossigeno è il fattore limitante.</text:p>
      <text:p text:style-name="P11">Il motivo per il quale vengono condotte reazioni aerobiche è che le cellule possono ottenere energia sia attraverso reazione aerobica che anaerobica tuttavia l'ossidazione del glucosio produce <text:line-break/><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1T12:17:56.989000000</dc:date>
    <meta:editing-duration>PT2M56S</meta:editing-duration>
    <meta:editing-cycles>1</meta:editing-cycles>
    <meta:document-statistic meta:table-count="0" meta:image-count="0" meta:object-count="0" meta:page-count="43" meta:paragraph-count="37" meta:word-count="25337" meta:character-count="167952" meta:non-whitespace-character-count="142290"/>
    <meta:generator>LibreOffice/7.1.3.2$Windows_X86_64 LibreOffice_project/47f78053abe362b9384784d31a6e56f8511eb1c1</meta:generator>
  </office:meta>
</office:document-meta>
</file>